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958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16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  <style:style style:name="ce3" style:family="table-cell" style:parent-style-name="Default" style:data-style-name="N84"/>
  </office:automatic-styles>
  <office:body>
    <office:spreadsheet>
      <table:table table:name="Arkusz1" table:style-name="ta1" table:print="false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242" table:default-cell-style-name="ce1"/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#readahead</text:p>
          </table:table-cell>
          <table:table-cell office:value-type="string">
            <text:p>enabled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2.69">
            <text:p>52.6900</text:p>
          </table:table-cell>
          <table:table-cell office:value-type="float" office:value="21.66">
            <text:p>21.66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5.79">
            <text:p>55.7900</text:p>
          </table:table-cell>
          <table:table-cell office:value-type="float" office:value="22.09">
            <text:p>22.09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54.48">
            <text:p>54.4800</text:p>
          </table:table-cell>
          <table:table-cell office:value-type="float" office:value="21.64">
            <text:p>21.64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>
            <text:p>#fsck? - removed resul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55.54">
            <text:p>55.5400</text:p>
          </table:table-cell>
          <table:table-cell office:value-type="float" office:value="21.92">
            <text:p>21.9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3:.C7])" office:value-type="float" office:value="54.625">
            <text:p>54.625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3:.C7])" office:value-type="float" office:value="1.40945615989525">
            <text:p>1.4095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prefetch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5.01">
            <text:p>55.0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6.12">
            <text:p>56.1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53.64">
            <text:p>53.64</text:p>
          </table:table-cell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53.71">
            <text:p>53.71</text:p>
          </table:table-cell>
          <table:table-cell table:number-columns-repeated="7"/>
          <table:table-cell table:style-name="Default" table:number-columns-repeated="2"/>
          <table:table-cell/>
          <table:table-cell table:style-name="Default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52.83">
            <text:p>52.83</text:p>
          </table:table-cell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242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12:.C16])" office:value-type="float" office:value="54.262">
            <text:p>54.2620</text:p>
          </table:table-cell>
          <table:table-cell table:number-columns-repeated="6"/>
          <table:table-cell table:style-name="Default" table:number-columns-repeated="3"/>
          <table:table-cell/>
          <table:table-cell table:style-name="Default"/>
          <table:table-cell table:number-columns-repeated="242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12:.C16])" office:value-type="float" office:value="1.29941140521391">
            <text:p>1.2994</text:p>
          </table:table-cell>
          <table:table-cell table:number-columns-repeated="6"/>
          <table:table-cell table:style-name="Default"/>
          <table:table-cell table:style-name="ce3"/>
          <table:table-cell table:style-name="Default" table:number-columns-repeated="3"/>
          <table:table-cell table:number-columns-repeated="242"/>
        </table:table-row>
        <table:table-row table:style-name="ro1">
          <table:table-cell table:number-columns-repeated="9"/>
          <table:table-cell table:style-name="Default"/>
          <table:table-cell table:number-columns-repeated="24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office:value-type="string">
            <text:p>enabled,</text:p>
          </table:table-cell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3"/>
          <table:table-cell table:style-name="Default"/>
          <table:table-cell table:number-columns-repeated="246"/>
        </table:table-row>
        <table:table-row table:style-name="ro1">
          <table:table-cell table:number-columns-repeated="2"/>
          <table:table-cell table:style-name="ce1" office:value-type="float" office:value="68.88">
            <text:p>68.88</text:p>
          </table:table-cell>
          <table:table-cell office:value-type="float" office:value="28.18">
            <text:p>28.18</text:p>
          </table:table-cell>
          <table:table-cell office:value-type="string">
            <text:p>#</text:p>
          </table:table-cell>
          <table:table-cell office:value-type="float" office:value="11.2584547997">
            <text:p>11.2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9.37">
            <text:p>69.37</text:p>
          </table:table-cell>
          <table:table-cell office:value-type="float" office:value="28.54">
            <text:p>28.54</text:p>
          </table:table-cell>
          <table:table-cell office:value-type="string">
            <text:p>#</text:p>
          </table:table-cell>
          <table:table-cell office:value-type="float" office:value="11.441016674">
            <text:p>11.44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9.1">
            <text:p>69.1</text:p>
          </table:table-cell>
          <table:table-cell office:value-type="float" office:value="28.42">
            <text:p>28.42</text:p>
          </table:table-cell>
          <table:table-cell office:value-type="string">
            <text:p>#</text:p>
          </table:table-cell>
          <table:table-cell office:value-type="float" office:value="12.6838965416">
            <text:p>12.68</text:p>
          </table:table-cell>
          <table:table-cell table:number-columns-repeated="3"/>
          <table:table-cell office:value-type="string">
            <text:p>#with</text:p>
          </table:table-cell>
          <table:table-cell table:style-name="Default" office:value-type="string">
            <text:p>openoffice</text:p>
          </table:table-cell>
          <table:table-cell table:style-name="Default" table:number-columns-repeated="3"/>
          <table:table-cell table:number-columns-repeated="242"/>
        </table:table-row>
        <table:table-row table:style-name="ro1">
          <table:table-cell table:number-columns-repeated="2"/>
          <table:table-cell table:style-name="ce1" office:value-type="float" office:value="68.8">
            <text:p>68.8</text:p>
          </table:table-cell>
          <table:table-cell office:value-type="float" office:value="28.11">
            <text:p>28.11</text:p>
          </table:table-cell>
          <table:table-cell office:value-type="string">
            <text:p>#</text:p>
          </table:table-cell>
          <table:table-cell table:number-columns-repeated="4"/>
          <table:table-cell table:style-name="Default"/>
          <table:table-cell table:style-name="Default" office:value-type="string">
            <text:p>29.66</text:p>
          </table:table-cell>
          <table:table-cell table:style-name="Default" table:number-columns-repeated="3"/>
          <table:table-cell table:number-columns-repeated="242"/>
        </table:table-row>
        <table:table-row table:style-name="ro2">
          <table:table-cell table:number-columns-repeated="2"/>
          <table:table-cell table:style-name="ce1" office:value-type="float" office:value="68.98">
            <text:p>68.98</text:p>
          </table:table-cell>
          <table:table-cell office:value-type="float" office:value="28.47">
            <text:p>28.47</text:p>
          </table:table-cell>
          <table:table-cell office:value-type="string">
            <text:p>#</text:p>
          </table:table-cell>
          <table:table-cell office:value-type="float" office:value="15.7040326595">
            <text:p>15.7</text:p>
          </table:table-cell>
          <table:table-cell table:number-columns-repeated="3"/>
          <table:table-cell table:style-name="Default"/>
          <table:table-cell table:style-name="Default" office:value-type="string">
            <text:p>32.42</text:p>
          </table:table-cell>
          <table:table-cell table:style-name="Default" office:value-type="string">
            <text:p>#</text:p>
          </table:table-cell>
          <table:table-cell table:style-name="Default" office:value-type="string">
            <text:p>10.6459572315</text:p>
          </table:table-cell>
          <table:table-cell table:style-name="Default" office:value-type="string">
            <text:p>#stamp:</text:p>
          </table:table-cell>
          <table:table-cell office:value-type="string">
            <text:p>20070715-22:43:33</text:p>
          </table:table-cell>
          <table:table-cell office:value-type="string">
            <text:p>#all:</text:p>
          </table:table-cell>
          <table:table-cell office:value-type="float" office:value="1184532224.79181">
            <text:p>1184532224.79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21:.C25])" office:value-type="float" office:value="69.026">
            <text:p>69.0260</text:p>
          </table:table-cell>
          <table:table-cell/>
          <table:table-cell office:value-type="string">
            <text:p>Average</text:p>
          </table:table-cell>
          <table:table-cell table:style-name="ce2" table:formula="oooc:=AVERAGE([.F21:.F25])" office:value-type="float" office:value="12.7718501687">
            <text:p>12.7719</text:p>
          </table:table-cell>
          <table:table-cell table:number-columns-repeated="3"/>
          <table:table-cell table:style-name="Default"/>
          <table:table-cell table:style-name="Default" office:value-type="string">
            <text:p>34.28</text:p>
          </table:table-cell>
          <table:table-cell table:style-name="Default" office:value-type="string">
            <text:p>#</text:p>
          </table:table-cell>
          <table:table-cell table:style-name="Default" office:value-type="string">
            <text:p>13.0079870224</text:p>
          </table:table-cell>
          <table:table-cell table:style-name="Default" office:value-type="float" office:value="815">
            <text:p>815</text:p>
          </table:table-cell>
          <table:table-cell office:value-type="string">
            <text:p>#stamp:</text:p>
          </table:table-cell>
          <table:table-cell office:value-type="string">
            <text:p>20070715-22:45:59</text:p>
          </table:table-cell>
          <table:table-cell office:value-type="string">
            <text:p>#all:</text:p>
          </table:table-cell>
          <table:table-cell office:value-type="float" office:value="1184532373.83018">
            <text:p>1184532373.83</text:p>
          </table:table-cell>
          <table:table-cell office:value-type="float" office:value="815">
            <text:p>815</text:p>
          </table:table-cell>
          <table:table-cell office:value-type="string">
            <text:p>stat:</text:p>
          </table:table-cell>
          <table:table-cell office:value-type="float" office:value="5028">
            <text:p>5028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15">
            <text:p>5015</text:p>
          </table:table-cell>
          <table:table-cell table:number-columns-repeated="2" office:value-type="float" office:value="4910">
            <text:p>4910</text:p>
          </table:table-cell>
          <table:table-cell office:value-type="float" office:value="34817">
            <text:p>34817</text:p>
          </table:table-cell>
          <table:table-cell office:value-type="float" office:value="4910">
            <text:p>4910</text:p>
          </table:table-cell>
          <table:table-cell office:value-type="float" office:value="4202496">
            <text:p>4202496</text:p>
          </table:table-cell>
          <table:table-cell office:value-type="float" office:value="19353">
            <text:p>19353</text:p>
          </table:table-cell>
          <table:table-cell office:value-type="float" office:value="238">
            <text:p>238</text:p>
          </table:table-cell>
          <table:table-cell office:value-type="float" office:value="1013">
            <text:p>1013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204">
            <text:p>6204</text:p>
          </table:table-cell>
          <table:table-cell office:value-type="float" office:value="193441792">
            <text:p>193441792</text:p>
          </table:table-cell>
          <table:table-cell office:value-type="float" office:value="18073">
            <text:p>18073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8781456">
            <text:p>3218781456</text:p>
          </table:table-cell>
          <table:table-cell office:value-type="float" office:value="3218780012">
            <text:p>3218780012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815">
            <text:p>815</text:p>
          </table:table-cell>
          <table:table-cell table:number-columns-repeated="194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21:.C25])" office:value-type="float" office:value="0.222665668660441">
            <text:p>0.2227</text:p>
          </table:table-cell>
          <table:table-cell/>
          <table:table-cell office:value-type="string">
            <text:p>Stddev</text:p>
          </table:table-cell>
          <table:table-cell table:style-name="ce2" table:formula="oooc:=STDEV([.F21:.F25])" office:value-type="float" office:value="2.05482467487295">
            <text:p>2.0548</text:p>
          </table:table-cell>
          <table:table-cell table:number-columns-repeated="3"/>
          <table:table-cell table:style-name="Default"/>
          <table:table-cell table:style-name="ce3" office:value-type="date" office:date-value="1933-03-01">
            <text:p>1933-03-01</text:p>
          </table:table-cell>
          <table:table-cell table:style-name="Default" office:value-type="string">
            <text:p>#</text:p>
          </table:table-cell>
          <table:table-cell table:style-name="Default" office:value-type="string">
            <text:p>10.8054986</text:p>
          </table:table-cell>
          <table:table-cell table:style-name="Default" office:value-type="float" office:value="617">
            <text:p>617</text:p>
          </table:table-cell>
          <table:table-cell office:value-type="string">
            <text:p>#stamp:</text:p>
          </table:table-cell>
          <table:table-cell office:value-type="string">
            <text:p>20070715-22:48:28</text:p>
          </table:table-cell>
          <table:table-cell office:value-type="string">
            <text:p>#all:</text:p>
          </table:table-cell>
          <table:table-cell office:value-type="float" office:value="1184532521.15976">
            <text:p>1184532521.16</text:p>
          </table:table-cell>
          <table:table-cell office:value-type="float" office:value="617">
            <text:p>617</text:p>
          </table:table-cell>
          <table:table-cell office:value-type="string">
            <text:p>stat:</text:p>
          </table:table-cell>
          <table:table-cell office:value-type="float" office:value="5053">
            <text:p>5053</text:p>
          </table:table-cell>
          <table:table-cell office:value-type="string">
            <text:p>(soffice.bin)</text:p>
          </table:table-cell>
          <table:table-cell office:value-type="string">
            <text:p>S</text:p>
          </table:table-cell>
          <table:table-cell office:value-type="float" office:value="5041">
            <text:p>5041</text:p>
          </table:table-cell>
          <table:table-cell table:number-columns-repeated="2" office:value-type="float" office:value="4979">
            <text:p>4979</text:p>
          </table:table-cell>
          <table:table-cell office:value-type="float" office:value="34821">
            <text:p>34821</text:p>
          </table:table-cell>
          <table:table-cell office:value-type="float" office:value="4979">
            <text:p>4979</text:p>
          </table:table-cell>
          <table:table-cell office:value-type="float" office:value="4202496">
            <text:p>4202496</text:p>
          </table:table-cell>
          <table:table-cell office:value-type="float" office:value="19525">
            <text:p>19525</text:p>
          </table:table-cell>
          <table:table-cell office:value-type="float" office:value="238">
            <text:p>238</text:p>
          </table:table-cell>
          <table:table-cell office:value-type="float" office:value="853">
            <text:p>853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236">
            <text:p>6236</text:p>
          </table:table-cell>
          <table:table-cell office:value-type="float" office:value="194490368">
            <text:p>194490368</text:p>
          </table:table-cell>
          <table:table-cell office:value-type="float" office:value="18072">
            <text:p>18072</text:p>
          </table:table-cell>
          <table:table-cell office:value-type="float" office:value="4294967295">
            <text:p>4294967295</text:p>
          </table:table-cell>
          <table:table-cell office:value-type="float" office:value="134512640">
            <text:p>134512640</text:p>
          </table:table-cell>
          <table:table-cell office:value-type="float" office:value="134860204">
            <text:p>134860204</text:p>
          </table:table-cell>
          <table:table-cell office:value-type="float" office:value="3216174144">
            <text:p>3216174144</text:p>
          </table:table-cell>
          <table:table-cell office:value-type="float" office:value="3216172700">
            <text:p>3216172700</text:p>
          </table:table-cell>
          <table:table-cell office:value-type="float" office:value="4294960144">
            <text:p>429496014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2076271871">
            <text:p>2076271871</text:p>
          </table:table-cell>
          <table:table-cell office:value-type="float" office:value="4294967295">
            <text:p>4294967295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617">
            <text:p>617</text:p>
          </table:table-cell>
          <table:table-cell table:number-columns-repeated="194"/>
        </table:table-row>
        <table:table-row table:style-name="ro2">
          <table:table-cell table:number-columns-repeated="9"/>
          <table:table-cell table:style-name="Default"/>
          <table:table-cell office:value-type="float" office:value="33.07">
            <text:p>33.07</text:p>
          </table:table-cell>
          <table:table-cell office:value-type="string">
            <text:p>#</text:p>
          </table:table-cell>
          <table:table-cell office:value-type="float" office:value="11.5892989635">
            <text:p>11.59</text:p>
          </table:table-cell>
          <table:table-cell office:value-type="string">
            <text:p>#stamp:</text:p>
          </table:table-cell>
          <table:table-cell office:value-type="string">
            <text:p>20070715-22:50:57</text:p>
          </table:table-cell>
          <table:table-cell office:value-type="string">
            <text:p>#all:</text:p>
          </table:table-cell>
          <table:table-cell office:value-type="float" office:value="1184532669.72584">
            <text:p>1184532669.73</text:p>
          </table:table-cell>
          <table:table-cell table:number-columns-repeated="239"/>
        </table:table-row>
        <table:table-row table:style-name="ro2">
          <table:table-cell table:number-columns-repeated="2"/>
          <table:table-cell office:value-type="string">
            <text:p>#prefetch</text:p>
          </table:table-cell>
          <table:table-cell/>
          <table:table-cell office:value-type="string">
            <text:p>openoffice</text:p>
          </table:table-cell>
          <table:table-cell office:value-type="string">
            <text:p>run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69.99">
            <text:p>69.99</text:p>
          </table:table-cell>
          <table:table-cell office:value-type="float" office:value="30.18">
            <text:p>30.18</text:p>
          </table:table-cell>
          <table:table-cell office:value-type="string">
            <text:p>#</text:p>
          </table:table-cell>
          <table:table-cell office:value-type="float" office:value="13.559094429">
            <text:p>13.56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72.81">
            <text:p>72.81</text:p>
          </table:table-cell>
          <table:table-cell office:value-type="float" office:value="28.98">
            <text:p>28.98</text:p>
          </table:table-cell>
          <table:table-cell office:value-type="string">
            <text:p>#</text:p>
          </table:table-cell>
          <table:table-cell office:value-type="float" office:value="13.647084713">
            <text:p>13.65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74.88">
            <text:p>74.88</text:p>
          </table:table-cell>
          <table:table-cell office:value-type="float" office:value="29.75">
            <text:p>29.75</text:p>
          </table:table-cell>
          <table:table-cell office:value-type="string">
            <text:p>#</text:p>
          </table:table-cell>
          <table:table-cell office:value-type="float" office:value="10.8927147388">
            <text:p>10.89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" office:value-type="float" office:value="73.33">
            <text:p>73.33</text:p>
          </table:table-cell>
          <table:table-cell office:value-type="float" office:value="29.2">
            <text:p>29.2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office:value-type="float" office:value="73.68">
            <text:p>73.68</text:p>
          </table:table-cell>
          <table:table-cell office:value-type="float" office:value="29.34">
            <text:p>29.34</text:p>
          </table:table-cell>
          <table:table-cell office:value-type="string">
            <text:p>#</text:p>
          </table:table-cell>
          <table:table-cell office:value-type="float" office:value="11.5975220203">
            <text:p>11.6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verage</text:p>
          </table:table-cell>
          <table:table-cell table:formula="oooc:=AVERAGE([.C30:.C34])" office:value-type="float" office:value="72.938">
            <text:p>72.9380</text:p>
          </table:table-cell>
          <table:table-cell/>
          <table:table-cell office:value-type="string">
            <text:p>Average</text:p>
          </table:table-cell>
          <table:table-cell table:style-name="ce2" table:formula="oooc:=AVERAGE([.F30:.F34])" office:value-type="float" office:value="12.424103975275">
            <text:p>12.4241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Stddev</text:p>
          </table:table-cell>
          <table:table-cell table:formula="oooc:=STDEV([.C30:.C34])" office:value-type="float" office:value="1.81539802798174">
            <text:p>1.8154</text:p>
          </table:table-cell>
          <table:table-cell/>
          <table:table-cell office:value-type="string">
            <text:p>Stddev</text:p>
          </table:table-cell>
          <table:table-cell table:style-name="ce2" table:formula="oooc:=STDEV([.F30:.F34])" office:value-type="float" office:value="1.39191426182016">
            <text:p>1.3919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prefetch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formula="oooc:=[.C8]" office:value-type="float" office:value="54.625">
            <text:p>54.63</text:p>
          </table:table-cell>
          <table:table-cell office:value-type="string">
            <text:p>||</text:p>
          </table:table-cell>
          <table:table-cell table:formula="oooc:=[.C17]" office:value-type="float" office:value="54.262">
            <text:p>54.26</text:p>
          </table:table-cell>
          <table:table-cell office:value-type="string">
            <text:p>||</text:p>
          </table:table-cell>
          <table:table-cell table:formula="oooc:=[.F39]-[.D39]" office:value-type="float" office:value="-0.363">
            <text:p>-0.3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table:style-name="Default"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9]" office:value-type="float" office:value="1.40945615989525">
            <text:p>1.41</text:p>
          </table:table-cell>
          <table:table-cell office:value-type="string">
            <text:p>||</text:p>
          </table:table-cell>
          <table:table-cell table:formula="oooc:=[.C18]" office:value-type="float" office:value="1.29941140521391">
            <text:p>1.3</text:p>
          </table:table-cell>
          <table:table-cell office:value-type="string">
            <text:p>||</text:p>
          </table:table-cell>
          <table:table-cell table:formula="oooc:=[.F40]-[.D40]" office:value-type="float" office:value="-0.110044754681338">
            <text:p>-0.1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formula="oooc:=[.C26]" office:value-type="float" office:value="69.026">
            <text:p>69.03</text:p>
          </table:table-cell>
          <table:table-cell office:value-type="string">
            <text:p>||</text:p>
          </table:table-cell>
          <table:table-cell table:formula="oooc:=[.C35]" office:value-type="float" office:value="72.938">
            <text:p>72.94</text:p>
          </table:table-cell>
          <table:table-cell office:value-type="string">
            <text:p>||</text:p>
          </table:table-cell>
          <table:table-cell table:formula="oooc:=[.F41]-[.D41]" office:value-type="float" office:value="3.91200000000001">
            <text:p>3.9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27]" office:value-type="float" office:value="0.222665668660441">
            <text:p>0.22</text:p>
          </table:table-cell>
          <table:table-cell office:value-type="string">
            <text:p>||</text:p>
          </table:table-cell>
          <table:table-cell table:formula="oooc:=[.C36]" office:value-type="float" office:value="1.81539802798174">
            <text:p>1.82</text:p>
          </table:table-cell>
          <table:table-cell office:value-type="string">
            <text:p>||</text:p>
          </table:table-cell>
          <table:table-cell table:formula="oooc:=[.F42]-[.D42]" office:value-type="float" office:value="1.5927323593213">
            <text:p>1.5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Openoffice startup: avg</text:p>
          </table:table-cell>
          <table:table-cell table:style-name="ce1" office:value-type="string">
            <text:p>||</text:p>
          </table:table-cell>
          <table:table-cell table:formula="oooc:=[.F26]" office:value-type="float" office:value="12.7718501687">
            <text:p>12.77</text:p>
          </table:table-cell>
          <table:table-cell office:value-type="string">
            <text:p>||</text:p>
          </table:table-cell>
          <table:table-cell table:formula="oooc:=[.F35]" office:value-type="float" office:value="12.424103975275">
            <text:p>12.42</text:p>
          </table:table-cell>
          <table:table-cell office:value-type="string">
            <text:p>||</text:p>
          </table:table-cell>
          <table:table-cell table:formula="oooc:=[.F43]-[.D43]" office:value-type="float" office:value="-0.347746193424999">
            <text:p>-0.35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F27]" office:value-type="float" office:value="2.05482467487295">
            <text:p>2.05</text:p>
          </table:table-cell>
          <table:table-cell office:value-type="string">
            <text:p>||</text:p>
          </table:table-cell>
          <table:table-cell table:formula="oooc:=[.F36]" office:value-type="float" office:value="1.39191426182016">
            <text:p>1.39</text:p>
          </table:table-cell>
          <table:table-cell office:value-type="string">
            <text:p>||</text:p>
          </table:table-cell>
          <table:table-cell table:formula="oooc:=[.F44]-[.D44]" office:value-type="float" office:value="-0.662910413052796">
            <text:p>-0.6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minus openoffice startup: avg</text:p>
          </table:table-cell>
          <table:table-cell table:style-name="ce1" office:value-type="string">
            <text:p>||</text:p>
          </table:table-cell>
          <table:table-cell table:formula="oooc:=[.D41]-[.D43]" office:value-type="float" office:value="56.2541498313">
            <text:p>56.25</text:p>
          </table:table-cell>
          <table:table-cell office:value-type="string">
            <text:p>||</text:p>
          </table:table-cell>
          <table:table-cell table:formula="oooc:=[.F41]-[.F43]" office:value-type="float" office:value="60.513896024725">
            <text:p>60.51</text:p>
          </table:table-cell>
          <table:table-cell office:value-type="string">
            <text:p>||</text:p>
          </table:table-cell>
          <table:table-cell table:formula="oooc:=[.F45]-[.D45]" office:value-type="float" office:value="4.259746193425">
            <text:p>4.2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D42]-[.D44]" office:value-type="float" office:value="-1.83215900621251">
            <text:p>-1.83</text:p>
          </table:table-cell>
          <table:table-cell office:value-type="string">
            <text:p>||</text:p>
          </table:table-cell>
          <table:table-cell table:formula="oooc:=[.F42]-[.F44]" office:value-type="float" office:value="0.423483766161589">
            <text:p>0.42</text:p>
          </table:table-cell>
          <table:table-cell office:value-type="string">
            <text:p>||</text:p>
          </table:table-cell>
          <table:table-cell table:formula="oooc:=[.F46]-[.D46]" office:value-type="float" office:value="2.2556427723741">
            <text:p>2.26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Boot time without openoffice difference to plain boot</text:p>
          </table:table-cell>
          <table:table-cell table:style-name="ce1" office:value-type="string">
            <text:p>||</text:p>
          </table:table-cell>
          <table:table-cell table:formula="oooc:=[.D45]-[.D39]" office:value-type="float" office:value="1.6291498313">
            <text:p>1.63</text:p>
          </table:table-cell>
          <table:table-cell office:value-type="string">
            <text:p>||</text:p>
          </table:table-cell>
          <table:table-cell table:formula="oooc:=[.F45]-[.F39]" office:value-type="float" office:value="6.251896024725">
            <text:p>6.25</text:p>
          </table:table-cell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247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5">2007-07-15</text:date>, <text:time>23:34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7-15T23:34:26</dc:date>
    <dc:language>pl-PL</dc:language>
    <meta:editing-cycles>9</meta:editing-cycles>
    <meta:editing-duration>P5DT17H8M52S</meta:editing-duration>
    <meta:user-defined meta:name="Info 1"/>
    <meta:user-defined meta:name="Info 2"/>
    <meta:user-defined meta:name="Info 3"/>
    <meta:user-defined meta:name="Info 4"/>
    <meta:document-statistic meta:table-count="3" meta:cell-count="294"/>
  </office:meta>
</office:document-meta>
</file>